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Open Sans1" svg:font-family="'Open Sans'" style:font-family-generic="swiss" style:font-pitch="variable"/>
    <style:font-face style:name="Gargi-1.2b" svg:font-family="Gargi-1.2b" style:font-family-generic="system" style:font-pitch="variable"/>
    <style:font-face style:name="OpenSymbol1" svg:font-family="OpenSymbol" style:font-family-generic="system" style:font-pitch="variable"/>
    <style:font-face style:name="Source Han Sans Normal" svg:font-family="'Source Han Sans Norma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paragraph-rsid="003cdd53"/>
    </style:style>
    <style:style style:name="P2" style:family="paragraph" style:parent-style-name="Standard">
      <style:paragraph-properties fo:line-height="200%" fo:text-align="start" style:justify-single-word="false"/>
      <style:text-properties officeooo:paragraph-rsid="00473916"/>
    </style:style>
    <style:style style:name="P3" style:family="paragraph" style:parent-style-name="Standard">
      <style:paragraph-properties fo:line-height="200%" fo:text-align="start" style:justify-single-word="false"/>
      <style:text-properties officeooo:paragraph-rsid="004eb424"/>
    </style:style>
    <style:style style:name="P4" style:family="paragraph" style:parent-style-name="Standard">
      <style:paragraph-properties fo:line-height="200%" fo:text-align="start" style:justify-single-word="false"/>
      <style:text-properties officeooo:paragraph-rsid="00569169"/>
    </style:style>
    <style:style style:name="P5" style:family="paragraph" style:parent-style-name="Standard">
      <style:paragraph-properties fo:line-height="200%"/>
      <style:text-properties officeooo:paragraph-rsid="003cdd53"/>
    </style:style>
    <style:style style:name="P6" style:family="paragraph" style:parent-style-name="Standard">
      <style:paragraph-properties fo:line-height="200%"/>
      <style:text-properties officeooo:rsid="003cdd53" officeooo:paragraph-rsid="003cdd53"/>
    </style:style>
    <style:style style:name="P7" style:family="paragraph" style:parent-style-name="Standard" style:master-page-name="Standard">
      <style:paragraph-properties fo:line-height="200%" style:page-number="auto"/>
      <style:text-properties officeooo:paragraph-rsid="003cdd53"/>
    </style:style>
    <style:style style:name="T1" style:family="text">
      <style:text-properties fo:font-variant="normal" fo:text-transform="none" fo:color="#222222" style:font-name="Open Sans" fo:font-size="12pt" fo:letter-spacing="normal" fo:font-style="normal" fo:font-weight="normal" style:font-size-asian="12pt" style:font-style-asian="normal" style:font-weight-asian="normal" style:font-size-complex="12pt"/>
    </style:style>
    <style:style style:name="T2" style:family="text">
      <style:text-properties fo:font-variant="normal" fo:text-transform="none" fo:color="#222222" style:font-name="Open Sans" fo:font-size="12pt" fo:letter-spacing="normal" fo:font-style="normal" fo:font-weight="normal" style:font-size-asian="12pt" style:font-style-asian="normal" style:font-weight-asian="normal" style:font-size-complex="12pt" style:font-style-complex="normal"/>
    </style:style>
    <style:style style:name="T3" style:family="text">
      <style:text-properties fo:font-variant="normal" fo:text-transform="none" fo:color="#222222" style:font-name="Open Sans" fo:font-size="12pt" fo:letter-spacing="normal" fo:font-style="normal" fo:font-weight="normal" officeooo:rsid="0047ad2a" style:font-size-asian="12pt" style:font-style-asian="normal" style:font-weight-asian="normal" style:font-size-complex="12pt" style:font-style-complex="normal"/>
    </style:style>
    <style:style style:name="T4" style:family="text">
      <style:text-properties fo:font-variant="normal" fo:text-transform="none" fo:color="#222222" style:font-name="Open Sans" fo:font-size="12pt" fo:letter-spacing="normal" fo:font-style="normal" fo:font-weight="normal" officeooo:rsid="004b8f95" style:font-size-asian="12pt" style:font-style-asian="normal" style:font-weight-asian="normal" style:font-size-complex="12pt" style:font-style-complex="normal"/>
    </style:style>
    <style:style style:name="T5" style:family="text">
      <style:text-properties fo:font-variant="normal" fo:text-transform="none" fo:color="#222222" style:font-name="Open Sans" fo:font-size="12pt" fo:letter-spacing="normal" fo:font-style="normal" fo:font-weight="normal" officeooo:rsid="005d9979" style:font-size-asian="12pt" style:font-style-asian="normal" style:font-weight-asian="normal" style:font-size-complex="12pt" style:font-style-complex="normal"/>
    </style:style>
    <style:style style:name="T6" style:family="text">
      <style:text-properties fo:font-variant="normal" fo:text-transform="none" fo:color="#222222" style:font-name="Open Sans" fo:font-size="12pt" fo:letter-spacing="normal" fo:font-style="normal" fo:font-weight="normal" officeooo:rsid="005dfb19" style:font-size-asian="12pt" style:font-style-asian="normal" style:font-weight-asian="normal" style:font-size-complex="12pt" style:font-style-complex="normal"/>
    </style:style>
    <style:style style:name="T7" style:family="text">
      <style:text-properties fo:font-variant="normal" fo:text-transform="none" fo:color="#222222" style:font-name="Open Sans" fo:font-size="12pt" fo:letter-spacing="normal" fo:font-style="normal" fo:font-weight="normal" officeooo:rsid="0047ad2a" style:font-size-asian="12pt" style:font-style-asian="normal" style:font-weight-asian="normal" style:font-size-complex="12pt"/>
    </style:style>
    <style:style style:name="T8" style:family="text">
      <style:text-properties fo:font-variant="normal" fo:text-transform="none" fo:color="#222222" style:font-name="Open Sans" fo:font-size="12pt" fo:letter-spacing="normal" fo:font-style="italic" fo:font-weight="normal" style:font-size-asian="12pt" style:font-style-asian="italic" style:font-weight-asian="normal" style:font-size-complex="12pt" style:font-style-complex="italic"/>
    </style:style>
    <style:style style:name="T9" style:family="text">
      <style:text-properties fo:font-variant="normal" fo:text-transform="none" fo:color="#222222" style:font-name="Open Sans" fo:font-size="12pt" fo:letter-spacing="normal" fo:font-style="italic" fo:font-weight="normal" officeooo:rsid="0047ad2a" style:font-size-asian="12pt" style:font-style-asian="italic" style:font-weight-asian="normal" style:font-size-complex="12pt" style:font-style-complex="italic"/>
    </style:style>
    <style:style style:name="T10" style:family="text">
      <style:text-properties style:font-name="Open Sans" fo:font-size="12pt" style:font-size-asian="12pt" style:font-size-complex="12pt"/>
    </style:style>
    <style:style style:name="T11" style:family="text">
      <style:text-properties style:font-name="Open Sans" fo:font-size="12pt" officeooo:rsid="003eac03" style:font-size-asian="12pt" style:font-size-complex="12pt"/>
    </style:style>
    <style:style style:name="T12" style:family="text">
      <style:text-properties style:font-name="Open Sans" fo:font-size="12pt" officeooo:rsid="00403025" style:font-size-asian="12pt" style:font-size-complex="12pt"/>
    </style:style>
    <style:style style:name="T13" style:family="text">
      <style:text-properties style:font-name="Open Sans" fo:font-size="12pt" officeooo:rsid="0040cde2" style:font-size-asian="12pt" style:font-size-complex="12pt"/>
    </style:style>
    <style:style style:name="T14" style:family="text">
      <style:text-properties style:font-name="Open Sans" fo:font-size="12pt" officeooo:rsid="00415432" style:font-size-asian="12pt" style:font-size-complex="12pt"/>
    </style:style>
    <style:style style:name="T15" style:family="text">
      <style:text-properties style:font-name="Open Sans" fo:font-size="12pt" officeooo:rsid="00423718" style:font-size-asian="12pt" style:font-size-complex="12pt"/>
    </style:style>
    <style:style style:name="T16" style:family="text">
      <style:text-properties style:font-name="Open Sans" fo:font-size="12pt" officeooo:rsid="00436803" style:font-size-asian="12pt" style:font-size-complex="12pt"/>
    </style:style>
    <style:style style:name="T17" style:family="text">
      <style:text-properties style:font-name="Open Sans" fo:font-size="12pt" officeooo:rsid="0044057c" style:font-size-asian="12pt" style:font-size-complex="12pt"/>
    </style:style>
    <style:style style:name="T18" style:family="text">
      <style:text-properties style:font-name="Open Sans" fo:font-size="12pt" officeooo:rsid="004b8f95" style:font-size-asian="12pt" style:font-size-complex="12pt"/>
    </style:style>
    <style:style style:name="T19" style:family="text">
      <style:text-properties style:font-name="Open Sans" fo:font-size="12pt" officeooo:rsid="004bccae" style:font-size-asian="12pt" style:font-size-complex="12pt"/>
    </style:style>
    <style:style style:name="T20" style:family="text">
      <style:text-properties style:font-name="Open Sans" fo:font-size="12pt" officeooo:rsid="004d80f4" style:font-size-asian="12pt" style:font-size-complex="12pt"/>
    </style:style>
    <style:style style:name="T21" style:family="text">
      <style:text-properties style:font-name="Open Sans" fo:font-size="12pt" officeooo:rsid="004eb424" style:font-size-asian="12pt" style:font-size-complex="12pt"/>
    </style:style>
    <style:style style:name="T22" style:family="text">
      <style:text-properties style:font-name="Open Sans" fo:font-size="12pt" officeooo:rsid="004f3e8a" style:font-size-asian="12pt" style:font-size-complex="12pt"/>
    </style:style>
    <style:style style:name="T23" style:family="text">
      <style:text-properties style:font-name="Open Sans" fo:font-size="12pt" officeooo:rsid="004f9cf0" style:font-size-asian="12pt" style:font-size-complex="12pt"/>
    </style:style>
    <style:style style:name="T24" style:family="text">
      <style:text-properties style:font-name="Open Sans" fo:font-size="12pt" officeooo:rsid="004fe9c0" style:font-size-asian="12pt" style:font-size-complex="12pt"/>
    </style:style>
    <style:style style:name="T25" style:family="text">
      <style:text-properties style:font-name="Open Sans" fo:font-size="12pt" officeooo:rsid="004ffaa4" style:font-size-asian="12pt" style:font-size-complex="12pt"/>
    </style:style>
    <style:style style:name="T26" style:family="text">
      <style:text-properties style:font-name="Open Sans" fo:font-size="12pt" officeooo:rsid="0051f9d8" style:font-size-asian="12pt" style:font-size-complex="12pt"/>
    </style:style>
    <style:style style:name="T27" style:family="text">
      <style:text-properties style:font-name="Open Sans" fo:font-size="12pt" officeooo:rsid="00532d68" style:font-size-asian="12pt" style:font-size-complex="12pt"/>
    </style:style>
    <style:style style:name="T28" style:family="text">
      <style:text-properties style:font-name="Open Sans" fo:font-size="12pt" officeooo:rsid="0054a260" style:font-size-asian="12pt" style:font-size-complex="12pt"/>
    </style:style>
    <style:style style:name="T29" style:family="text">
      <style:text-properties style:font-name="Open Sans" fo:font-size="12pt" officeooo:rsid="00569169" style:font-size-asian="12pt" style:font-size-complex="12pt"/>
    </style:style>
    <style:style style:name="T30" style:family="text">
      <style:text-properties style:font-name="Open Sans" fo:font-size="12pt" officeooo:rsid="005a054b" style:font-size-asian="12pt" style:font-size-complex="12pt"/>
    </style:style>
    <style:style style:name="T31" style:family="text">
      <style:text-properties style:font-name="Open Sans" fo:font-size="12pt" officeooo:rsid="005b7039" style:font-size-asian="12pt" style:font-size-complex="12pt"/>
    </style:style>
    <style:style style:name="T32" style:family="text">
      <style:text-properties style:font-name="Open Sans" fo:font-size="12pt" officeooo:rsid="005cd9b0" style:font-size-asian="12pt" style:font-size-complex="12pt"/>
    </style:style>
    <style:style style:name="T33" style:family="text">
      <style:text-properties style:font-name="Open Sans" fo:font-size="12pt" officeooo:rsid="005d8efd" style:font-size-asian="12pt" style:font-size-complex="12pt"/>
    </style:style>
    <style:style style:name="T34" style:family="text">
      <style:text-properties style:font-name="Open Sans" fo:font-size="12pt" fo:font-style="italic" style:font-size-asian="12pt" style:font-style-asian="italic" style:font-size-complex="12pt" style:font-style-complex="italic"/>
    </style:style>
    <style:style style:name="T35" style:family="text">
      <style:text-properties style:font-name="Open Sans" fo:font-size="12pt" fo:font-style="italic" officeooo:rsid="0054a260" style:font-size-asian="12pt" style:font-style-asian="italic" style:font-size-complex="12pt" style:font-style-complex="italic"/>
    </style:style>
    <style:style style:name="T36" style:family="text">
      <style:text-properties style:font-name="Open Sans" fo:font-size="12pt" fo:font-style="normal" officeooo:rsid="0054a260" style:font-size-asian="12pt" style:font-style-asian="normal" style:font-size-complex="12pt" style:font-style-complex="normal"/>
    </style:style>
    <style:style style:name="T37" style:family="text">
      <style:text-properties style:font-name="Open Sans" fo:font-size="12pt" fo:font-style="normal" officeooo:rsid="00569169" style:font-size-asian="12pt" style:font-style-asian="normal" style:font-size-complex="12pt" style:font-style-complex="normal"/>
    </style:style>
    <style:style style:name="T38" style:family="text">
      <style:text-properties style:font-name="Open Sans" fo:font-size="12pt" fo:font-style="normal" officeooo:rsid="005814f2" style:font-size-asian="12pt" style:font-style-asian="normal" style:font-size-complex="12pt" style:font-style-complex="normal"/>
    </style:style>
    <style:style style:name="T39" style:family="text">
      <style:text-properties style:font-name="Open Sans" fo:font-size="12pt" fo:font-style="normal" officeooo:rsid="00585d5e" style:font-size-asian="12pt" style:font-style-asian="normal" style:font-size-complex="12pt" style:font-style-complex="normal"/>
    </style:style>
    <style:style style:name="T40" style:family="text">
      <style:text-properties style:font-name="Open Sans" fo:font-size="12pt" fo:font-style="normal" officeooo:rsid="00596986" style:font-size-asian="12pt" style:font-style-asian="normal" style:font-size-complex="12pt" style:font-style-complex="normal"/>
    </style:style>
    <style:style style:name="T41" style:family="text">
      <style:text-properties style:font-name="Open Sans" fo:font-size="12pt" fo:font-style="normal" officeooo:rsid="005a79eb" style:font-size-asian="12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Jesse Evers</text:span></text:p>
      <text:p text:style-name="P5"><text:span text:style-name="T1">Ms. Hopkins</text:span></text:p>
      <text:p text:style-name="P5"><text:span text:style-name="T1">Honors English 2</text:span></text:p>
      <text:p text:style-name="P6"><text:span text:style-name="T1">11/2/14</text:span></text:p>
      <text:p text:style-name="P1"><text:span text:style-name="T10"><text:tab/><text:tab/><text:tab/><text:tab/>Sin and Secrecy in </text:span><text:span text:style-name="T34">The Scarlet Letter</text:span><text:span text:style-name="T1"><text:line-break/><text:tab/></text:span><text:span text:style-name="T7">Nathaniel Hawthorne's </text:span><text:span text:style-name="T9">The Scarlet Letter </text:span><text:span text:style-name="T3">is set in </text:span><text:span text:style-name="T4">seventeenth century Boston</text:span><text:span text:style-name="T3">. The </text:span><text:span text:style-name="T4">dominating Puritan </text:span><text:span text:style-name="T3">society has very strict rules and guidelines for what is and isn't acceptable, </text:span><text:span text:style-name="T5">and the book is centered around </text:span><text:span text:style-name="T6">characters</text:span><text:span text:style-name="T5"> who do not </text:span><text:span text:style-name="T6">meet </text:span><text:span text:style-name="T5">the societal expectations</text:span><text:span text:style-name="T3">.</text:span><text:span text:style-name="T4"> </text:span><text:span text:style-name="T2">In</text:span><text:span text:style-name="T1"> </text:span><text:span text:style-name="T8">The Scarlet Letter</text:span><text:span text:style-name="T2">, the themes of sin and secrecy are present throughout the book. Through</text:span><text:span text:style-name="T1"> the lives of Hester Prynne, Arthur Dimmesdale, and Roger Chillingworth, Hawthorne uses a scarlet "A" to represent sin and secrecy, ultimately proving the importance of coming to terms with sin rather than hiding or ignoring it. </text:span></text:p>
      <text:p text:style-name="P1"><text:span text:style-name="T10"><text:tab/></text:span><text:span text:style-name="T31">Detrimentally to himself, </text:span><text:span text:style-name="T10">Dimmesdale keeps his sin within himself and takes it upon himself to eke out his punishment as horribly as he feels is necessary. </text:span><text:span text:style-name="T15">He keeps his scarlet “A” hidden, both literally and figuratively: his sin is kept a secret, and on his breast, hidden beneath his clothing, is “a SCARLET LETTER – the very semblance of that worn by Hester Prynne – imprinted in the flesh” (176). </text:span><text:span text:style-name="T11">To try to atone for his sin, he turns to “practices more in accordance with the old, corrupted faith of Rome...In Mr. Dimmesdale's secret closet...there was a bloody scourge” </text:span><text:span text:style-name="T13">(99).</text:span><text:span text:style-name="T11"> Due to the guilt accompanying Dimmesdale from not admitting his sin, he physically abuses himself in hopes of appeasing God. If he had revealed his sin and accepted the hate and ridicule of </text:span><text:soft-page-break/><text:span text:style-name="T11">the townspeople, his guilt might have lifted from him. By concealing his sin, Dimmesdale almost drives himself mad </text:span><text:span text:style-name="T12">and decreases his health to the point where he can barely function. </text:span><text:span text:style-name="T14">He looks “haggard and feeble...there was a listnessness in his gait; as if he saw no reason for taking one step farther” (129).</text:span><text:span text:style-name="T12"> </text:span><text:span text:style-name="T16">Dimmesdale would have lived longer and been much happier had he worn his scarlet “A” outwardly like Hester, rather than covering it up. </text:span><text:span text:style-name="T17">He is not alone;</text:span><text:span text:style-name="T10"> Hester has a secret sin as well that eats away at her happiness as well. </text:span></text:p>
      <text:p text:style-name="P1"><text:span text:style-name="T10"><text:tab/>Despite all of the secrets that Hester revealed, the fact that Chillingworth is her husband was kept a secret. The “A” on her chest shows its shadow, a shadow made of secrets not yet divulged. It gnaws at Hester, until eventually she “became constant in her resolve to make known to Mr. Dimmesdale...the true character of the man [Chillingworth] who had crept into [Dimmesdale's] intimacy” (125). Once she comes clean to Dimmesdale about Chillingworth's true character and her affiliation with him, she feels <text:s/>a great weight lifted from her conscience. </text:span><text:span text:style-name="T19">Her husband </text:span><text:span text:style-name="T18">Chillingworth never comes clean, and it </text:span><text:span text:style-name="T19">drives him to the devil.</text:span></text:p>
      <text:p text:style-name="P3"><text:span text:style-name="T10"><text:tab/></text:span><text:span text:style-name="T19">The moment Roger Chillingworth learns that Hester has not been faithful to him, he swears that he “shall seek </text:span><text:span text:style-name="T32">[the man with whom Hester sinned]</text:span><text:span text:style-name="T19">...sooner or later he must needs be mine” (52). Chillingworth becomes obsessed with finding Hester's partner in crime. Once he is almost sure that the perpetrator is Dimmesdale, he devot</text:span><text:span text:style-name="T21">es </text:span><text:span text:style-name="T19">all of his energy to finding what he is sure is on Dimmesdale's chest: a scarlet “A”. </text:span><text:span text:style-name="T20">When Dimmesdale is asleep, Chillingworth “thrust aside the vestment that...had had always </text:span><text:soft-page-break/><text:span text:style-name="T20">always covered [Dimmesdales' bosom]...after a brief pause, the physician turned away. But with what a look of of wonder, joy, and horror” (95). </text:span><text:span text:style-name="T21">It can be inferred that </text:span><text:span text:style-name="T33">Chillingworth </text:span><text:span text:style-name="T21">has just found the scarlet “A” on Dimmesdale's chest, which is what he had been looking for for so long. </text:span><text:span text:style-name="T22">After Chillingworth makes the discovery, he looks so evil that “[there] would have [been] no need to ask how Satan comports himself, when a precious human soul is lost to heaven, and won into his kingdom” (95). </text:span><text:span text:style-name="T23">If he had forgiven Hester's fellow sinner and moved on, he could have </text:span><text:span text:style-name="T24">kept his old standing as a scholar</text:span><text:span text:style-name="T23">, but instead, </text:span><text:span text:style-name="T26">he </text:span><text:span text:style-name="T25">hid</text:span><text:span text:style-name="T26">es</text:span><text:span text:style-name="T25"> his mission to seek revenge on Hester's fellow sinner. </text:span><text:span text:style-name="T26">His secre</text:span><text:span text:style-name="T27">ts</text:span><text:span text:style-name="T26"> </text:span><text:span text:style-name="T24">eat away at his </text:span><text:span text:style-name="T25">goodness and godliness </text:span><text:span text:style-name="T24">until he becomes one with the devil. </text:span><text:span text:style-name="T27">Between Chillingworth, Dimmesdale, and Hester, Hester takes the path that maintains her happiness the </text:span><text:span text:style-name="T30">best</text:span><text:span text:style-name="T27">.</text:span></text:p>
      <text:p text:style-name="P2"><text:span text:style-name="T10"><text:tab/>Hester Prynne is forced to wear a scarlet “A” on her chest as punishment for committing adultery, which, in Puritan society, was a major crime. Her sin was out in the open for all to see, and as a result, people were eventually able to look past it. When she first began to wear it, she was a source of gossip and humiliation, but as years passed, it began to be overlooked. Dimmesdale believes that “Hester Prynne [is] the less miserable for that scarlet letter on her breast” (92). If Hester had had to hide her sin for all those years, she would be unhappy and worried that someone would discover her secret, but instead the “scarlet letter on her breast” helped her move on. The letter eventually became a symbol of Hester's kindness and devotion to the community. The scarlet letter, “elsewhere a token of sin, was the taper of the sick-chamber...In [communal] </text:span><text:soft-page-break/><text:span text:style-name="T10">emergencies, Hester's nature showed itself warm and rich; a well-spring of human tenderness, unfailing to every real demand” (111). The community comes to think of Hester as a good samaritan, and when they see her “A,” they think not of her sin but of her good deeds.</text:span></text:p>
      <text:p text:style-name="P4"><text:span text:style-name="T10"><text:tab/></text:span><text:span text:style-name="T29">Throughout</text:span><text:span text:style-name="T28"> </text:span><text:span text:style-name="T35">The Scarlet Letter</text:span><text:span text:style-name="T36">, </text:span><text:span text:style-name="T37">t</text:span><text:span text:style-name="T36">he symbol of the scarlet “A” is used to prove the importance of admitting to sin rather than keeping it secret. </text:span><text:span text:style-name="T37">S</text:span><text:span text:style-name="T36">in and secrecy are prevalent themes </text:span><text:span text:style-name="T38">in </text:span><text:span text:style-name="T36">the book, </text:span><text:span text:style-name="T37">and</text:span><text:span text:style-name="T36"> </text:span><text:span text:style-name="T37">t</text:span><text:span text:style-name="T36">hrough the lives of Arthur Dimmesdale, Roger Chillingworth, and Hester Prynne, </text:span><text:span text:style-name="T37">Hawthorne </text:span><text:span text:style-name="T39">proves how hiding sin creates misery, while </text:span><text:span text:style-name="T41">coming to terms with</text:span><text:span text:style-name="T39"> it, </text:span><text:span text:style-name="T40">despite being difficult in the moment</text:span><text:span text:style-name="T39">, creates a better outcome in the long run.</text:span><text:span text:style-name="T3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Open Sans1" svg:font-family="'Open Sans'" style:font-family-generic="swiss" style:font-pitch="variable"/>
    <style:font-face style:name="Gargi-1.2b" svg:font-family="Gargi-1.2b" style:font-family-generic="system" style:font-pitch="variable"/>
    <style:font-face style:name="OpenSymbol1" svg:font-family="OpenSymbol" style:font-family-generic="system" style:font-pitch="variable"/>
    <style:font-face style:name="Source Han Sans Normal" svg:font-family="'Source Han Sans Norm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21:17:16.758773925</meta:creation-date>
    <dc:date>2014-11-04T11:06:14.954571435</dc:date>
    <meta:editing-duration>P1DT47M19S</meta:editing-duration>
    <meta:editing-cycles>52</meta:editing-cycles>
    <meta:generator>LibreOffice/4.3.2.2.0$Linux_X86_64 LibreOffice_project/430m0$Build-2</meta:generator>
    <meta:document-statistic meta:table-count="0" meta:image-count="0" meta:object-count="0" meta:page-count="4" meta:paragraph-count="10" meta:word-count="944" meta:character-count="5575" meta:non-whitespace-character-count="4625"/>
  </office:meta>
</office:document-meta>
</file>